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style:font-name-complex="Arial" fo:color="#2D74B5" fo:font-size="14pt" style:font-size-asian="14pt" style:font-size-complex="14pt" style:language-asian="en" style:country-asian="GB"/>
    </style:style>
    <style:style style:name="P2" style:parent-style-name="Normal" style:family="paragraph">
      <style:text-properties style:font-name="Arial" style:font-name-asian="Times New Roman" style:font-name-complex="Arial" style:language-asian="en" style:country-asian="GB"/>
    </style:style>
    <style:style style:name="P3" style:parent-style-name="Normal" style:family="paragraph">
      <style:text-properties style:font-name="Arial" style:font-name-asian="Times New Roman" style:font-name-complex="Arial" style:language-asian="en" style:country-asian="GB"/>
    </style:style>
    <style:style style:name="TableColumn5" style:family="table-column">
      <style:table-column-properties style:column-width="1.8708in"/>
    </style:style>
    <style:style style:name="TableColumn6" style:family="table-column">
      <style:table-column-properties style:column-width="7.8152in"/>
    </style:style>
    <style:style style:name="Table4" style:family="table">
      <style:table-properties style:width="9.686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Cell10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 style:min-row-height="0.8395in"/>
    </style:style>
    <style:style style:name="TableCell13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6" style:family="table-row">
      <style:table-row-properties style:min-row-height="0.7937in"/>
    </style:style>
    <style:style style:name="TableCell17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19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20" style:family="table-row">
      <style:table-row-properties style:min-row-height="0.9131in"/>
    </style:style>
    <style:style style:name="TableCell21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24" style:family="table-row">
      <style:table-row-properties style:min-row-height="0.8965in"/>
    </style:style>
    <style:style style:name="TableCell25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27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28" style:family="table-row">
      <style:table-row-properties style:min-row-height="0.8312in"/>
    </style:style>
    <style:style style:name="TableCell29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32" style:family="table-row">
      <style:table-row-properties style:min-row-height="0.884in"/>
    </style:style>
    <style:style style:name="TableCell33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TableCell35" style:family="table-cell">
      <style:table-cell-properties fo:border="0.0069in solid #8EAADB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complex="Arial" fo:color="#2D74B5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color="#2D74B5" fo:font-size="14pt" style:font-size-asian="14pt" style:font-size-complex="14pt"/>
    </style:style>
    <style:style style:name="TableColumn39" style:family="table-column">
      <style:table-column-properties style:column-width="1.8708in"/>
    </style:style>
    <style:style style:name="TableColumn40" style:family="table-column">
      <style:table-column-properties style:column-width="3.7402in"/>
    </style:style>
    <style:style style:name="TableColumn41" style:family="table-column">
      <style:table-column-properties style:column-width="1.3784in"/>
    </style:style>
    <style:style style:name="TableColumn42" style:family="table-column">
      <style:table-column-properties style:column-width="1.3777in"/>
    </style:style>
    <style:style style:name="TableColumn43" style:family="table-column">
      <style:table-column-properties style:column-width="1.3256in"/>
    </style:style>
    <style:style style:name="Table38" style:family="table">
      <style:table-properties style:width="9.6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47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49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51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53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Row55" style:family="table-row">
      <style:table-row-properties style:min-row-height="1.0819in"/>
    </style:style>
    <style:style style:name="TableCell56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58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60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62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64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Row66" style:family="table-row">
      <style:table-row-properties style:min-row-height="1.1729in"/>
    </style:style>
    <style:style style:name="TableCell67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69" style:family="table-cell">
      <style:table-cell-properties fo:border="0.0034in solid #8EAADB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71" style:family="table-cell">
      <style:table-cell-properties fo:border="0.0034in solid #8EAADB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73" style:family="table-cell">
      <style:table-cell-properties fo:border="0.0034in solid #8EAADB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75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Row77" style:family="table-row">
      <style:table-row-properties style:min-row-height="1.1798in"/>
    </style:style>
    <style:style style:name="TableCell78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80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82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84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86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Row88" style:family="table-row">
      <style:table-row-properties style:min-row-height="1.2756in"/>
    </style:style>
    <style:style style:name="TableCell89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91" style:family="table-cell">
      <style:table-cell-properties fo:border="0.0034in solid #8EAADB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93" style:family="table-cell">
      <style:table-cell-properties fo:border="0.0034in solid #8EAADB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95" style:family="table-cell">
      <style:table-cell-properties fo:border="0.0034in solid #8EAADB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97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ell102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104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106" style:family="table-cell">
      <style:table-cell-properties fo:border="0.0034in solid #8EAADB" fo:background-color="#D9E2F3" style:writing-mode="lr-tb" fo:padding-top="0in" fo:padding-left="0.075in" fo:padding-bottom="0in" fo:padding-right="0.075in"/>
    </style:style>
    <style:style style:name="P107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TableCell108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color="#000000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color="#2D74B5" fo:font-size="14pt" style:font-size-asian="14pt" style:font-size-complex="14pt"/>
    </style:style>
  </office:automatic-styles>
  <office:body>
    <office:text text:use-soft-page-breaks="true">
      <text:p text:style-name="P1">Evaluating the Talent Conversation</text:p>
      <text:p text:style-name="P2">To be completed within one week of the talent conversation taking place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Normal"><text:span text:style-name="T11">Reflections and evaluation</text:span></text:p>
          </table:table-cell>
        </table:table-row>
        <table:table-row table:style-name="TableRow12">
          <table:table-cell table:style-name="TableCell13">
            <text:p text:style-name="P14">Areas we discussed</text:p>
          </table:table-cell>
          <table:table-cell table:style-name="TableCell15">
            <text:p text:style-name="Normal"/>
          </table:table-cell>
        </table:table-row>
        <table:table-row table:style-name="TableRow16">
          <table:table-cell table:style-name="TableCell17">
            <text:p text:style-name="P18">What I learned and any reflections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P22">What did the interviewer do that I found useful?</text:p>
          </table:table-cell>
          <table:table-cell table:style-name="TableCell23">
            <text:p text:style-name="Normal"/>
          </table:table-cell>
        </table:table-row>
        <table:table-row table:style-name="TableRow24">
          <table:table-cell table:style-name="TableCell25">
            <text:p text:style-name="P26">The talent conversation would have been even better if …?</text:p>
          </table:table-cell>
          <table:table-cell table:style-name="TableCell27">
            <text:p text:style-name="Normal"/>
          </table:table-cell>
        </table:table-row>
        <table:table-row table:style-name="TableRow28">
          <table:table-cell table:style-name="TableCell29">
            <text:p text:style-name="P30">How did the discussion support me in my development?</text:p>
          </table:table-cell>
          <table:table-cell table:style-name="TableCell31">
            <text:p text:style-name="Normal"/>
          </table:table-cell>
        </table:table-row>
        <table:table-row table:style-name="TableRow32">
          <table:table-cell table:style-name="TableCell33">
            <text:p text:style-name="P34">What are my next steps before the next meeting?</text:p>
          </table:table-cell>
          <table:table-cell table:style-name="TableCell35">
            <text:p text:style-name="Normal"/>
          </table:table-cell>
        </table:table-row>
      </table:table>
      <text:p text:style-name="Normal"/>
      <text:soft-page-break/>
      <text:p text:style-name="P36">Talent Management Discussion Review<text:s/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Action</text:p>
          </table:table-cell>
          <table:table-cell table:style-name="TableCell47">
            <text:p text:style-name="P48">Progress</text:p>
          </table:table-cell>
          <table:table-cell table:style-name="TableCell49">
            <text:p text:style-name="P50">Resources needed</text:p>
          </table:table-cell>
          <table:table-cell table:style-name="TableCell51">
            <text:p text:style-name="P52">Who is involved</text:p>
          </table:table-cell>
          <table:table-cell table:style-name="TableCell53">
            <text:p text:style-name="P54">Date completed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Review date: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Signed:</text:p>
          </table:table-cell>
          <table:table-cell table:style-name="TableCell108">
            <text:p text:style-name="P109"/>
          </table:table-cell>
        </table:table-row>
      </table:table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7-19T10:45:00Z</meta:creation-date>
    <dc:date>2021-07-19T11:26:00Z</dc:date>
    <meta:template xlink:href="Normal.dotm" xlink:type="simple"/>
    <meta:editing-cycles>1</meta:editing-cycles>
    <meta:editing-duration>PT2460S</meta:editing-duration>
    <meta:document-statistic meta:page-count="3" meta:paragraph-count="1" meta:word-count="84" meta:character-count="565" meta:row-count="4" meta:non-whitespace-character-count="482"/>
  </office:meta>
</office:document-meta>
</file>